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Monaco" svg:font-family="Monaco, Consolas, 'Andale Mono', 'DejaVu Sans Mono', monospace"/>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196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P1"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 style:family="paragraph" style:parent-style-name="Heading_20_2">
      <style:text-properties fo:font-variant="normal" fo:text-transform="none" fo:color="#dd0000" style:font-name="Miltonian Tattoo" fo:font-size="18pt" fo:letter-spacing="normal" fo:font-style="normal" fo:font-weight="bold"/>
    </style:style>
    <style:style style:name="P3"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9"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10"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1"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12" style:family="paragraph" style:parent-style-name="Heading_20_3">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3" style:family="paragraph" style:parent-style-name="Heading_20_3">
      <style:text-properties fo:font-variant="normal" fo:text-transform="none" fo:color="#0000ff" style:font-name="inherit" fo:font-size="12pt" fo:letter-spacing="normal" fo:font-style="normal" fo:font-weight="bold" style:font-size-asian="12pt" style:font-size-complex="12pt" loext:padding="0cm" loext:border="none"/>
    </style:style>
    <style:style style:name="T1" style:family="text">
      <style:text-properties officeooo:rsid="001a2925"/>
    </style:style>
    <style:style style:name="T2" style:family="text">
      <style:text-properties fo:font-variant="normal" fo:text-transform="none" fo:color="#000000" style:font-name="inherit" fo:font-size="12pt" fo:letter-spacing="normal" fo:font-style="normal" fo:font-weight="normal"/>
    </style:style>
    <style:style style:name="T3" style:family="text">
      <style:text-properties fo:font-variant="normal" fo:text-transform="none" fo:color="#000000" style:font-name="inherit" fo:font-size="10.5pt" fo:letter-spacing="normal" fo:font-style="italic" fo:font-weight="normal" loext:padding="0cm" loext:border="none"/>
    </style:style>
    <style:style style:name="T4" style:family="text">
      <style:text-properties fo:font-variant="normal" fo:text-transform="none" fo:color="#000000" style:font-name="inherit" fo:font-size="11.25pt" fo:letter-spacing="normal" fo:font-style="italic" fo:font-weight="normal" loext:padding="0cm" loext:border="none"/>
    </style:style>
    <style:style style:name="T5" style:family="text">
      <style:text-properties fo:font-variant="normal" fo:text-transform="none" fo:color="#000000" style:font-name="inherit" fo:font-size="9.75pt" fo:letter-spacing="normal" fo:font-style="italic" fo:font-weight="normal" fo:background-color="#e9ebec" loext:char-shading-value="0" loext:padding="0cm" loext:border="none"/>
    </style:style>
    <style:style style:name="T6" style:family="text">
      <style:text-properties fo:font-variant="normal" fo:text-transform="none" fo:color="#000000" style:font-name="Miltonian Tattoo" fo:font-size="12pt" fo:letter-spacing="normal" fo:font-style="normal" fo:font-weight="normal"/>
    </style:style>
    <style:style style:name="T7" style:family="text">
      <style:text-properties fo:font-variant="normal" fo:text-transform="none" fo:color="#000000" style:font-name="Miltonian Tattoo" fo:font-size="12pt" fo:letter-spacing="normal" fo:font-style="italic" fo:font-weight="normal"/>
    </style:style>
    <style:style style:name="T8" style:family="text">
      <style:text-properties fo:font-variant="normal" fo:text-transform="none" fo:color="#000000" style:font-name="Miltonian Tattoo" fo:font-size="10.5pt" fo:letter-spacing="normal" fo:font-style="normal" fo:font-weight="normal"/>
    </style:style>
    <style:style style:name="T9" style:family="text">
      <style:text-properties fo:font-variant="normal" fo:text-transform="none" fo:color="#000000" style:font-name="monospace" fo:font-size="11.25pt" fo:letter-spacing="normal" fo:font-style="normal" fo:font-weight="bold" loext:padding="0cm" loext:border="none"/>
    </style:style>
    <style:style style:name="T10" style:family="text">
      <style:text-properties fo:font-variant="normal" fo:text-transform="none" fo:color="#000000" style:font-name="monospace" fo:font-size="11.25pt" fo:letter-spacing="normal" fo:font-style="normal" fo:font-weight="normal"/>
    </style:style>
    <style:style style:name="T11" style:family="text">
      <style:text-properties fo:font-variant="normal" fo:text-transform="none" fo:color="#000000" style:font-name="monospace" fo:font-size="11.25pt" fo:letter-spacing="normal" fo:font-style="normal" fo:font-weight="normal" loext:padding="0cm" loext:border="none"/>
    </style:style>
    <style:style style:name="T12" style:family="text">
      <style:text-properties fo:font-variant="normal" fo:text-transform="none" fo:color="#000000" style:font-name="monospace" fo:font-size="11.25pt" fo:letter-spacing="normal" fo:font-style="italic" fo:font-weight="normal" loext:padding="0cm" loext:border="none"/>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loext:padding="0cm" loext:border="none"/>
    </style:style>
    <style:style style:name="T15" style:family="text">
      <style:text-properties fo:font-variant="normal" fo:text-transform="none" fo:color="#222222" style:font-name="inherit" fo:font-size="9.75pt" fo:letter-spacing="normal" fo:font-style="italic" fo:font-weight="normal" fo:background-color="#e9ebec" loext:char-shading-value="0" loext:padding="0cm" loext:border="none"/>
    </style:style>
    <style:style style:name="T16" style:family="text">
      <style:text-properties fo:color="#000000" style:font-name="Miltonian Tattoo" fo:font-size="12pt" fo:letter-spacing="normal" fo:font-style="italic" fo:font-weight="normal"/>
    </style:style>
    <style:style style:name="T17" style:family="text">
      <style:text-properties fo:color="#000000" style:font-name="monospace" fo:font-size="11.25pt" fo:letter-spacing="normal" fo:font-style="italic" fo:font-weight="normal" loext:padding="0cm" loext:border="none"/>
    </style:style>
    <style:style style:name="T18" style:family="text">
      <style:text-properties officeooo:rsid="001ae319"/>
    </style:style>
    <style:style style:name="T19" style:family="text">
      <style:text-properties fo:color="#868686" style:font-name="monospace1" fo:font-size="10.5pt" fo:font-weight="normal" style:font-name-asian="monospace1" style:font-size-asian="10.5pt" style:font-weight-asian="normal" style:font-name-complex="monospace1" style:font-size-complex="10.5pt" style:font-weight-complex="normal"/>
    </style:style>
    <style:style style:name="T20" style:family="text">
      <style:text-properties style:font-name="monospace1" fo:font-size="10.5pt" fo:font-weight="normal" style:font-name-asian="monospace1" style:font-size-asian="10.5pt" style:font-weight-asian="normal" style:font-name-complex="monospace1" style:font-size-complex="10.5pt" style:font-weight-complex="normal"/>
    </style:style>
    <style:style style:name="T21" style:family="text">
      <style:text-properties fo:color="#f92650"/>
    </style:style>
    <style:style style:name="T22" style:family="text">
      <style:text-properties fo:color="#f8f8f2"/>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s text:c="10"/>Linux Device Driver Tutorial Part 14 – <text:s text:c="7"/><text:tab/> <text:s text:c="6"/>Workqueue in Linux Kernel Part 1</text:h>
      <text:p text:style-name="Standard"/>
      <text:p text:style-name="Standard"/>
      <text:h text:style-name="P1" text:outline-level="1"><text:bookmark text:name="Bottom_Half"/><text:bookmark text:name="Bottom_half"/>Bottom Half</text:h>
      <text:p text:style-name="Standard"/>
      <text:p text:style-name="P6">When Interrupt triggers, Interrupt Handler should be execute very quickly and it should not run for more time (it should not perform time-consuming tasks). If we have the interrupt handler which is doing more tasks then we need to divide into two halves.</text:p>
      <text:p text:style-name="Standard"/>
      <text:p text:style-name="Standard"><text:tab/><text:span text:style-name="T1">1. </text:span><text:span text:style-name="T2">Top Half</text:span></text:p>
      <text:p text:style-name="Standard"><text:tab/><text:span text:style-name="T1">2. </text:span><text:span text:style-name="T2">Bottom Half</text:span></text:p>
      <text:p text:style-name="Standard"/>
      <text:p text:style-name="P6">Top Half is nothing but our interrupt handler. If our interrupt handler is doing less task, then top half is more than enough. No need of bottom half in that situation. But if <text:s/>we have more work when interrupt hits, then we need bottom half. The bottom half runs in the future, at a more convenient time, with all interrupts enabled. So, The job of bottom halves is to perform any interrupt-related work not performed by the interrupt handler.</text:p>
      <text:p text:style-name="Standard"/>
      <text:p text:style-name="P7">There are 4 bottom half mechanisms are available in Linux:</text:p>
      <text:p text:style-name="Standard"/>
      <text:p text:style-name="Standard"><text:tab/><text:span text:style-name="T1">1. </text:span><text:span text:style-name="T2">Work-queue</text:span></text:p>
      <text:p text:style-name="Standard"><text:tab/><text:span text:style-name="T1">2. </text:span><text:span text:style-name="T2">Threaded IRQs</text:span></text:p>
      <text:p text:style-name="Standard"><text:tab/><text:span text:style-name="T1">3. </text:span><text:span text:style-name="T2">Softirqs</text:span></text:p>
      <text:p text:style-name="Standard"><text:tab/><text:span text:style-name="T1">4. </text:span><text:span text:style-name="T2">Tasklets</text:span></text:p>
      <text:p text:style-name="Standard"/>
      <text:p text:style-name="Standard"/>
      <text:h text:style-name="P1" text:outline-level="1"><text:bookmark text:name="Workqueue_in_Linux_Kernel"/>Workqueue in Linux Kernel</text:h>
      <text:p text:style-name="P6">Work queues are added in linux kernel 2.6 version. Work queues are a different form of deferring work. Work queues defer work into a kernel thread; this bottom half always runs in process context. Because,Work queue is allowing users to create a kernel thread and bind work to the kernel thread. So, this will run in process context and the work queue can sleep.</text:p>
      <text:p text:style-name="Standard"/>
      <text:p text:style-name="Standard"><text:tab/>* <text:span text:style-name="T2">Code deferred to a work queue has all the usual benefits of process <text:tab/> <text:s text:c="2"/><text:tab/> <text:s text:c="2"/>context.</text:span></text:p>
      <text:p text:style-name="Standard"/>
      <text:p text:style-name="Standard"><text:tab/>* <text:span text:style-name="T2">Most importantly, work queues are schedulable and can therefore sleep.</text:span></text:p>
      <text:p text:style-name="Standard"/>
      <text:p text:style-name="P6">Normally, it is easy to decide between using work queues and softirqs/tasklets:</text:p>
      <text:p text:style-name="Standard"/>
      <text:p text:style-name="Standard"><text:tab/>* <text:span text:style-name="T2">If the deferred work needs to sleep, work queues are used.</text:span></text:p>
      <text:p text:style-name="Standard"><text:tab/></text:p>
      <text:p text:style-name="Standard"><text:tab/>* <text:span text:style-name="T2">If the deferred work need not sleep, softirqs or tasklets are used.</text:span></text:p>
      <text:p text:style-name="Standard"/>
      <text:p text:style-name="P6"><text:soft-page-break/>There are two ways to implement Workqueue in Linux kernel.</text:p>
      <text:p text:style-name="Standard"/>
      <text:p text:style-name="Standard"><text:tab/><text:span text:style-name="T1">1. </text:span><text:span text:style-name="T2">Using global workqueue</text:span></text:p>
      <text:p text:style-name="Standard"><text:tab/><text:span text:style-name="T1">2. </text:span><text:span text:style-name="T6">Creating Own workqueue</text:span></text:p>
      <text:p text:style-name="Standard"/>
      <text:p text:style-name="Standard"/>
      <text:h text:style-name="P1" text:outline-level="1"><text:bookmark text:name="Using_Global_Workqueue_Global_Worker_Thread"/>Using Global Workqueue (Global Worker Thread)</text:h>
      <text:p text:style-name="Standard"/>
      <text:p text:style-name="P6">In this method no need to create any workqueue or worker thread. So in this method we only need to initialize work. We can initialize the work using two methods.</text:p>
      <text:p text:style-name="Standard"/>
      <text:p text:style-name="Standard"><text:tab/>* <text:span text:style-name="T2">Static method</text:span></text:p>
      <text:p text:style-name="Standard"><text:tab/>* <text:span text:style-name="T2">Dynamic method </text:span></text:p>
      <text:p text:style-name="Standard"/>
      <text:p text:style-name="Standard"/>
      <text:h text:style-name="P3" text:outline-level="2"><text:bookmark text:name="Initialize_work_using_Static_Method"/>Initialize work using Static Method</text:h>
      <text:p text:style-name="Standard"/>
      <text:p text:style-name="P6">The below call creates a workqueue by the name and the function that we are passing in the second argument gets scheduled in the queue.</text:p>
      <text:p text:style-name="Standard"/>
      <text:p text:style-name="Standard"><text:tab/><text:tab/><text:tab/><text:span text:style-name="Strong_20_Emphasis"><text:span text:style-name="Source_20_Text"><text:span text:style-name="T9">DECLARE_WORK(name, void (*func)(void *))</text:span></text:span></text:span></text:p>
      <text:p text:style-name="Standard"/>
      <text:p text:style-name="P7">Where,</text:p>
      <text:p text:style-name="Standard"/>
      <text:p text:style-name="P9"><text:span text:style-name="Source_20_Text"><text:span text:style-name="T17">name</text:span></text:span><text:span text:style-name="T16">:</text:span><text:span text:style-name="T7"> </text:span><text:span text:style-name="T6">The name of the “work_struct” structure that has to be created.</text:span><text:line-break/><text:span text:style-name="T18">f</text:span><text:span text:style-name="Source_20_Text"><text:span text:style-name="T17">unc</text:span></text:span><text:span text:style-name="T16">:</text:span><text:span text:style-name="T7"> </text:span><text:span text:style-name="T6">The function to be scheduled in this workqueue.</text:span></text:p>
      <text:p text:style-name="Standard"/>
      <text:h text:style-name="P12" text:outline-level="3"><text:bookmark text:name="Example"/>Example</text:h>
      <text:p text:style-name="Standard"/>
      <text:p text:style-name="Standard"/>
      <table:table table:name="Table1" table:style-name="Table1">
        <table:table-column table:style-name="Table1.A"/>
        <table:table-column table:style-name="Table1.B"/>
        <table:table-row>
          <table:table-cell table:style-name="Table1.A1" office:value-type="string">
            <text:p text:style-name="P4">1</text:p>
          </table:table-cell>
          <table:table-cell table:style-name="Table1.B1" office:value-type="string">
            <text:section text:style-name="Sect1" text:name="crayon-5bac462a70767429081102-1">
              <text:p text:style-name="P5"><text:span text:style-name="T21">DECLARE_WORK</text:span><text:span text:style-name="T22">(workqueue,workqueue_fn);</text:span></text:p>
            </text:section>
          </table:table-cell>
        </table:table-row>
      </table:table>
      <text:p text:style-name="Standard"/>
      <text:p text:style-name="Standard"/>
      <text:h text:style-name="P3" text:outline-level="2"><text:bookmark text:name="Schedule_work_to_the_Workqueue"/>Schedule work to the Workqueue</text:h>
      <text:p text:style-name="Standard"/>
      <text:p text:style-name="P7">These below functions used to allocate the work to the queue.</text:p>
      <text:p text:style-name="Standard"/>
      <text:h text:style-name="P13" text:outline-level="3"><text:bookmark text:name="Schedule_work"/>Schedule_work</text:h>
      <text:p text:style-name="P8">This function puts a job in the kernel-global workqueue if it was not already queued and leaves it in the same position on the kernel-global workqueue otherwise.</text:p>
      <text:p text:style-name="Standard"/>
      <text:p text:style-name="Standard"><text:tab/><text:tab/><text:tab/><text:span text:style-name="Strong_20_Emphasis"><text:span text:style-name="Source_20_Text"><text:span text:style-name="T9">int schedule_work( struct work_struct *work );</text:span></text:span></text:span></text:p>
      <text:p text:style-name="Standard"/>
      <text:p text:style-name="P8"/>
      <text:p text:style-name="P8"><text:soft-page-break/>where,</text:p>
      <text:p text:style-name="Standard"/>
      <text:p text:style-name="P10"><text:span text:style-name="Emphasis"><text:span text:style-name="Source_20_Text"><text:span text:style-name="T12">work </text:span></text:span></text:span><text:span text:style-name="Emphasis"><text:span text:style-name="T3">– </text:span></text:span><text:span text:style-name="T8">job to be done</text:span></text:p>
      <text:p text:style-name="Standard"/>
      <text:p text:style-name="P10"><text:span text:style-name="T8">Returns zero if </text:span><text:span text:style-name="Emphasis"><text:span text:style-name="Source_20_Text"><text:span text:style-name="T17">work</text:span></text:span></text:span><text:span text:style-name="Emphasis"><text:span text:style-name="Source_20_Text"><text:span text:style-name="T12"> </text:span></text:span></text:span><text:span text:style-name="T8">was already on the kernel-global workqueue and non-zero otherwise.</text:span></text:p>
      <text:p text:style-name="Standard"/>
      <text:p text:style-name="Standard"/>
      <text:h text:style-name="P13" text:outline-level="3"><text:bookmark text:name="Scheduled_delayed_work"/>Scheduled_delayed_work</text:h>
      <text:p text:style-name="Standard"/>
      <text:p text:style-name="P8">After waiting for a given time this function puts a job in the kernel-global workqueue.</text:p>
      <text:p text:style-name="Standard"/>
      <text:p text:style-name="Standard"><text:tab/><text:span text:style-name="Strong_20_Emphasis"><text:span text:style-name="Source_20_Text"><text:span text:style-name="T9">int scheduled_delayed_work( struct delayed_work *dwork, unsigned <text:tab/>long delay );</text:span></text:span></text:span></text:p>
      <text:p text:style-name="Standard"/>
      <text:p text:style-name="P8">where,</text:p>
      <text:p text:style-name="Standard"/>
      <text:p text:style-name="P10"><text:span text:style-name="Emphasis"><text:span text:style-name="Source_20_Text"><text:span text:style-name="T17">dwork </text:span></text:span></text:span><text:span text:style-name="T13">– </text:span><text:span text:style-name="T8">job to be done</text:span></text:p>
      <text:p text:style-name="P10"><text:span text:style-name="Source_20_Text"><text:span text:style-name="Emphasis"><text:span text:style-name="T4">delay</text:span></text:span></text:span><text:span text:style-name="Source_20_Text"><text:span text:style-name="T11"> </text:span></text:span><text:span text:style-name="T13">– </text:span><text:span text:style-name="T8">number of jiffies to wait or 0 for immediate execution</text:span></text:p>
      <text:p text:style-name="Standard"/>
      <text:h text:style-name="P13" text:outline-level="3"><text:bookmark text:name="Schedule_work_on"/>Schedule_work_on</text:h>
      <text:p text:style-name="Standard"/>
      <text:p text:style-name="P8">This puts a job on a specific cpu.</text:p>
      <text:p text:style-name="Standard"/>
      <text:p text:style-name="Standard"><text:tab/><text:tab/><text:span text:style-name="Strong_20_Emphasis"><text:span text:style-name="Source_20_Text"><text:span text:style-name="T9">int schedule_work_on( int cpu, struct work_struct *work );</text:span></text:span></text:span></text:p>
      <text:p text:style-name="Standard"/>
      <text:p text:style-name="P8">where,</text:p>
      <text:p text:style-name="Standard"/>
      <text:p text:style-name="P10"><text:span text:style-name="Source_20_Text"><text:span text:style-name="T15">cpu</text:span></text:span><text:span text:style-name="T13">– </text:span><text:span text:style-name="T8">cpu to put the work task on</text:span></text:p>
      <text:p text:style-name="P10"><text:span text:style-name="Source_20_Text"><text:span text:style-name="T5">work</text:span></text:span><text:span text:style-name="T13">– </text:span><text:span text:style-name="T8">job to be done</text:span></text:p>
      <text:p text:style-name="Standard"/>
      <text:p text:style-name="Standard"/>
      <text:h text:style-name="P13" text:outline-level="3"><text:bookmark text:name="Scheduled_delayed_work_on"/>Scheduled_delayed_work_on</text:h>
      <text:p text:style-name="Standard"/>
      <text:p text:style-name="P8">After waiting for a given time this puts a job in the kernel-global workqueue on the specified CPU.</text:p>
      <text:p text:style-name="Standard"/>
      <text:p text:style-name="P11"><text:span text:style-name="Strong_20_Emphasis"><text:span text:style-name="Source_20_Text"><text:span text:style-name="T9">int scheduled_delayed_work_on(int cpu, struct delayed_work *dwork, <text:tab/><text:tab/><text:tab/><text:tab/><text:tab/><text:tab/> <text:s text:c="3"/>unsigned long delay );</text:span></text:span></text:span></text:p>
      <text:p text:style-name="Standard"/>
      <text:p text:style-name="P8">where,</text:p>
      <text:p text:style-name="Standard"/>
      <text:p text:style-name="P10"><text:span text:style-name="Source_20_Text"><text:span text:style-name="T11">cpu </text:span></text:span><text:span text:style-name="T13">– </text:span><text:span text:style-name="T8">cpu to put the work task on</text:span></text:p>
      <text:p text:style-name="P10"><text:span text:style-name="Emphasis"><text:span text:style-name="Source_20_Text"><text:span text:style-name="T17">dwork </text:span></text:span></text:span><text:span text:style-name="T13">– </text:span><text:span text:style-name="T8">job to be done</text:span></text:p>
      <text:p text:style-name="P10"><text:span text:style-name="Source_20_Text"><text:span text:style-name="Emphasis"><text:span text:style-name="T4">delay</text:span></text:span></text:span><text:span text:style-name="Source_20_Text"><text:span text:style-name="T11"> </text:span></text:span><text:span text:style-name="T13">– </text:span><text:span text:style-name="T8">number of jiffies to wait or 0 for immediate execution</text:span></text:p>
      <text:h text:style-name="P3" text:outline-level="2"><text:bookmark text:name="Delete_work_from_workqueue"/><text:soft-page-break/>Delete work from workqueue</text:h>
      <text:p text:style-name="P10"><text:span text:style-name="T6">There are also a number of helper functions that you can use to flush or cancel work on work queues. To flush a particular work item and block until the work is complete, you can make a call to </text:span><text:span text:style-name="Source_20_Text"><text:span text:style-name="T11">flush_work</text:span></text:span><text:span text:style-name="T6">. All work on a given work queue can be completed using a call to. In both cases, the caller blocks until the operation is complete. To flush the kernel-global work queue, call </text:span><text:span text:style-name="Source_20_Text"><text:span text:style-name="T11">flush_scheduled_work</text:span></text:span><text:span text:style-name="T6">.</text:span></text:p>
      <text:p text:style-name="Standard"/>
      <text:p text:style-name="Standard"><text:tab/><text:tab/><text:tab/><text:span text:style-name="T10">int flush_work( struct work_struct *work );</text:span></text:p>
      <text:p text:style-name="Standard"><text:tab/><text:tab/><text:tab/><text:span text:style-name="T10">void flush_scheduled_work( void );</text:span></text:p>
      <text:p text:style-name="Standard"/>
      <text:p text:style-name="Standard"/>
      <text:h text:style-name="P3" text:outline-level="2"><text:bookmark text:name="Cancel_Work_from_wprkqueue"/>Cancel Work from wprkqueue</text:h>
      <text:p text:style-name="P10"><text:span text:style-name="T6">You can cancel work if it is not already executing in a handler. A call to </text:span><text:span text:style-name="Source_20_Text"><text:span text:style-name="T11">cancel_work_sync </text:span></text:span><text:span text:style-name="T6">will terminate the work in the queue or block until the callback has finished (if the work is already in progress in the handler). If the work is delayed, you can use a call to </text:span><text:span text:style-name="Source_20_Text"><text:span text:style-name="T11">cancel_delayed_work_sync</text:span></text:span><text:span text:style-name="T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Monaco" svg:font-family="Monaco, Consolas, 'Andale Mono', 'DejaVu Sans Mono', monospace"/>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9:30.058149380</meta:creation-date>
    <dc:date>2018-09-27T09:37:54.025492196</dc:date>
    <meta:editing-duration>PT6M55S</meta:editing-duration>
    <meta:editing-cycles>2</meta:editing-cycles>
    <meta:generator>LibreOffice/5.1.6.2$Linux_X86_64 LibreOffice_project/10m0$Build-2</meta:generator>
    <meta:document-statistic meta:table-count="1" meta:image-count="0" meta:object-count="0" meta:page-count="5" meta:paragraph-count="67" meta:word-count="751" meta:character-count="4491" meta:non-whitespace-character-count="3723"/>
  </office:meta>
</office:document-meta>
</file>